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.813cm" fo:min-width="0.088cm" fo:padding-top="0.75cm" fo:padding-bottom="0.125cm" fo:padding-left="0.8cm" fo:padding-right="0.8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7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5.3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.813cm" fo:min-width="0.088cm" fo:padding-top="0.75cm" fo:padding-bottom="0.125cm" fo:padding-left="0.8cm" fo:padding-right="0.8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21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22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23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24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25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27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28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29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0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1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2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3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4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5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6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7" style:family="graphic" style:parent-style-name="standard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8" style:family="graphic" style:parent-style-name="standard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</style:style>
    <style:style style:name="gr39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40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  <style:paragraph-properties style:writing-mode="lr-tb"/>
    </style:style>
    <style:style style:name="gr42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solid" draw:fill-color="#f2d11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solid" draw:fill-color="#f396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solid" draw:fill-color="#acd1d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solid" draw:fill-color="#acd1d8"/>
      <style:paragraph-properties fo:text-align="center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hyphenate="false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hteck 339" draw:style-name="gr1" draw:text-style-name="P2" draw:layer="layout" svg:width="1.687cm" svg:height="1.687cm" svg:x="2.499cm" svg:y="1.48cm">
          <text:p text:style-name="P1"><text:span text:style-name="T1">1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0" draw:style-name="gr2" draw:text-style-name="P2" draw:layer="layout" svg:width="1.687cm" svg:height="1.687cm" svg:x="4.099cm" svg:y="1.48cm">
          <text:p text:style-name="P1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3" draw:style-name="gr3" draw:text-style-name="P2" draw:layer="layout" svg:width="1.687cm" svg:height="1.687cm" svg:x="5.699cm" svg:y="1.48cm">
          <text:p text:style-name="P1"><text:span text:style-name="T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4" draw:style-name="gr4" draw:text-style-name="P2" draw:layer="layout" svg:width="1.687cm" svg:height="1.687cm" svg:x="7.299cm" svg:y="1.48cm">
          <text:p text:style-name="P1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1" draw:style-name="gr5" draw:text-style-name="P2" draw:layer="layout" svg:width="1.687cm" svg:height="1.687cm" svg:x="2.499cm" svg:y="3.081cm">
          <text:p text:style-name="P1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2" draw:style-name="gr6" draw:text-style-name="P2" draw:layer="layout" svg:width="1.687cm" svg:height="1.687cm" svg:x="4.099cm" svg:y="3.081cm">
          <text:p text:style-name="P1"><text:span text:style-name="T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3" draw:style-name="gr7" draw:text-style-name="P2" draw:layer="layout" svg:width="1.687cm" svg:height="1.687cm" svg:x="5.699cm" svg:y="3.081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4" draw:style-name="gr8" draw:text-style-name="P2" draw:layer="layout" svg:width="1.687cm" svg:height="1.687cm" svg:x="7.299cm" svg:y="3.081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1" draw:style-name="gr9" draw:text-style-name="P3" draw:layer="layout" svg:width="1.687cm" svg:height="1.687cm" svg:x="2.499cm" svg:y="4.681cm">
          <text:p text:style-name="P1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2" draw:style-name="gr10" draw:text-style-name="P3" draw:layer="layout" svg:width="1.687cm" svg:height="1.687cm" svg:x="4.099cm" svg:y="4.681cm">
          <text:p text:style-name="P1"><text:span text:style-name="T1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3" draw:style-name="gr11" draw:text-style-name="P2" draw:layer="layout" svg:width="1.687cm" svg:height="1.687cm" svg:x="5.699cm" svg:y="4.681cm">
          <text:p text:style-name="P1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4" draw:style-name="gr12" draw:text-style-name="P2" draw:layer="layout" svg:width="1.687cm" svg:height="1.687cm" svg:x="7.299cm" svg:y="4.681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1" draw:style-name="gr13" draw:text-style-name="P3" draw:layer="layout" svg:width="1.687cm" svg:height="1.687cm" svg:x="2.499cm" svg:y="6.281cm">
          <text:p text:style-name="P1"><text:span text:style-name="T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2" draw:style-name="gr14" draw:text-style-name="P3" draw:layer="layout" svg:width="1.687cm" svg:height="1.687cm" svg:x="4.099cm" svg:y="6.281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3" draw:style-name="gr15" draw:text-style-name="P2" draw:layer="layout" svg:width="1.687cm" svg:height="1.687cm" svg:x="5.699cm" svg:y="6.281cm">
          <text:p text:style-name="P1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4" draw:style-name="gr16" draw:text-style-name="P2" draw:layer="layout" svg:width="1.687cm" svg:height="1.687cm" svg:x="7.299cm" svg:y="6.281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81" draw:style-name="gr17" draw:text-style-name="P4" draw:layer="layout" svg:width="5.8cm" svg:height="0.001cm" svg:x="9.3cm" svg:y="4.7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83" draw:style-name="gr18" draw:text-style-name="P5" draw:layer="layout" svg:width="6.2cm" svg:height="1.775cm" svg:x="9.1cm" svg:y="2.924cm">
          <text:p text:style-name="P1"><text:span text:style-name="T2">A</text:span><text:span text:style-name="T2">v</text:span><text:span text:style-name="T2">g</text:span><text:span text:style-name="T2"> </text:span><text:span text:style-name="T2">p</text:span><text:span text:style-name="T2">o</text:span><text:span text:style-name="T2">o</text:span><text:span text:style-name="T2">l</text:span><text:span text:style-name="T2">i</text:span><text:span text:style-name="T2">n</text:span><text:span text:style-name="T2">g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2</text:span><text:span text:style-name="T2">x</text:span><text:span text:style-name="T2">2</text:span><text:span text:style-name="T2"> </text:span><text:span text:style-name="T2">f</text:span><text:span text:style-name="T2">i</text:span><text:span text:style-name="T2">l</text:span><text:span text:style-name="T2">t</text:span><text:span text:style-name="T2">e</text:span><text:span text:style-name="T2">r</text:span><text:span text:style-name="T2"> </text:span><text:span text:style-name="T2">a</text:span><text:span text:style-name="T2">n</text:span><text:span text:style-name="T2">d</text:span><text:span text:style-name="T2"> </text:span><text:span text:style-name="T2">s</text:span><text:span text:style-name="T2">t</text:span><text:span text:style-name="T2">r</text:span><text:span text:style-name="T2">i</text:span><text:span text:style-name="T2">d</text:span><text:span text:style-name="T2">e</text:span><text:span text:style-name="T2"> </text:span><text:span text:style-name="T2">=</text:span><text:span text:style-name="T2">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9_0" draw:style-name="gr19" draw:text-style-name="P2" draw:layer="layout" svg:width="1.687cm" svg:height="1.687cm" svg:x="2.611cm" svg:y="10.125cm">
          <text:p text:style-name="P1"><text:span text:style-name="T1">1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0_0" draw:style-name="gr20" draw:text-style-name="P2" draw:layer="layout" svg:width="1.687cm" svg:height="1.687cm" svg:x="4.212cm" svg:y="10.125cm">
          <text:p text:style-name="P1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3_0" draw:style-name="gr21" draw:text-style-name="P2" draw:layer="layout" svg:width="1.687cm" svg:height="1.687cm" svg:x="5.812cm" svg:y="10.125cm">
          <text:p text:style-name="P1"><text:span text:style-name="T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4_0" draw:style-name="gr22" draw:text-style-name="P2" draw:layer="layout" svg:width="1.687cm" svg:height="1.687cm" svg:x="7.412cm" svg:y="10.125cm">
          <text:p text:style-name="P1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1_0" draw:style-name="gr23" draw:text-style-name="P2" draw:layer="layout" svg:width="1.687cm" svg:height="1.687cm" svg:x="2.611cm" svg:y="11.725cm">
          <text:p text:style-name="P1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2_0" draw:style-name="gr24" draw:text-style-name="P2" draw:layer="layout" svg:width="1.687cm" svg:height="1.687cm" svg:x="4.212cm" svg:y="11.725cm">
          <text:p text:style-name="P1"><text:span text:style-name="T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3_0" draw:style-name="gr25" draw:text-style-name="P2" draw:layer="layout" svg:width="1.687cm" svg:height="1.687cm" svg:x="5.812cm" svg:y="11.725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4_0" draw:style-name="gr26" draw:text-style-name="P2" draw:layer="layout" svg:width="1.687cm" svg:height="1.687cm" svg:x="7.412cm" svg:y="11.725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1_0" draw:style-name="gr27" draw:text-style-name="P2" draw:layer="layout" svg:width="1.687cm" svg:height="1.687cm" svg:x="2.611cm" svg:y="13.325cm">
          <text:p text:style-name="P1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2_0" draw:style-name="gr28" draw:text-style-name="P2" draw:layer="layout" svg:width="1.687cm" svg:height="1.687cm" svg:x="4.212cm" svg:y="13.325cm">
          <text:p text:style-name="P1"><text:span text:style-name="T1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3_0" draw:style-name="gr29" draw:text-style-name="P3" draw:layer="layout" svg:width="1.687cm" svg:height="1.687cm" svg:x="5.812cm" svg:y="13.325cm">
          <text:p text:style-name="P1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4_0" draw:style-name="gr30" draw:text-style-name="P3" draw:layer="layout" svg:width="1.687cm" svg:height="1.687cm" svg:x="7.412cm" svg:y="13.325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1_0" draw:style-name="gr31" draw:text-style-name="P2" draw:layer="layout" svg:width="1.687cm" svg:height="1.687cm" svg:x="2.611cm" svg:y="14.926cm">
          <text:p text:style-name="P1"><text:span text:style-name="T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2_0" draw:style-name="gr32" draw:text-style-name="P2" draw:layer="layout" svg:width="1.687cm" svg:height="1.687cm" svg:x="4.212cm" svg:y="14.926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3_0" draw:style-name="gr33" draw:text-style-name="P3" draw:layer="layout" svg:width="1.687cm" svg:height="1.687cm" svg:x="5.812cm" svg:y="14.926cm">
          <text:p text:style-name="P1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4_0" draw:style-name="gr34" draw:text-style-name="P3" draw:layer="layout" svg:width="1.687cm" svg:height="1.687cm" svg:x="7.412cm" svg:y="14.926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81_0" draw:style-name="gr17" draw:text-style-name="P4" draw:layer="layout" svg:width="5.8cm" svg:height="0.001cm" svg:x="9.412cm" svg:y="13.3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83_0" draw:style-name="gr18" draw:text-style-name="P5" draw:layer="layout" svg:width="6.2cm" svg:height="1.775cm" svg:x="9.212cm" svg:y="11.569cm">
          <text:p text:style-name="P1"><text:span text:style-name="T2">Avg pooling with 2x2 filter and stride =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6" draw:style-name="gr35" draw:text-style-name="P6" draw:layer="layout" svg:width="1.687cm" svg:height="1.687cm" svg:x="15.413cm" svg:y="3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7" draw:style-name="gr36" draw:text-style-name="P6" draw:layer="layout" svg:width="1.687cm" svg:height="1.687cm" svg:x="17.013cm" svg:y="3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8" draw:style-name="gr37" draw:text-style-name="P7" draw:layer="layout" svg:width="1.687cm" svg:height="1.687cm" svg:x="15.413cm" svg:y="4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9" draw:style-name="gr38" draw:text-style-name="P7" draw:layer="layout" svg:width="1.687cm" svg:height="1.687cm" svg:x="17.013cm" svg:y="4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6_0" draw:style-name="gr39" draw:text-style-name="P6" draw:layer="layout" svg:width="1.687cm" svg:height="1.687cm" svg:x="15.413cm" svg:y="1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7_0" draw:style-name="gr40" draw:text-style-name="P6" draw:layer="layout" svg:width="1.687cm" svg:height="1.687cm" svg:x="17.013cm" svg:y="1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8_0" draw:style-name="gr38" draw:text-style-name="P7" draw:layer="layout" svg:width="1.687cm" svg:height="1.687cm" svg:x="15.413cm" svg:y="13.3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9_0" draw:style-name="gr38" draw:text-style-name="P7" draw:layer="layout" svg:width="1.687cm" svg:height="1.687cm" svg:x="17.013cm" svg:y="13.3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9" draw:layer="layout" svg:width="2.54cm" svg:height="0.747cm" svg:x="14.996cm" svg:y="12.17cm">
          <draw:text-box>
            <text:p text:style-name="P8"><text:span text:style-name="T1">3.75</text:span></text:p>
          </draw:text-box>
        </draw:frame>
        <draw:frame draw:style-name="gr41" draw:text-style-name="P9" draw:layer="layout" svg:width="2.54cm" svg:height="0.747cm" svg:x="14.996cm" svg:y="3.571cm">
          <draw:text-box>
            <text:p text:style-name="P8"><text:span text:style-name="T1">3.75</text:span></text:p>
          </draw:text-box>
        </draw:frame>
        <draw:frame draw:style-name="gr41" draw:text-style-name="P9" draw:layer="layout" svg:width="2.54cm" svg:height="0.747cm" svg:x="16.596cm" svg:y="3.572cm">
          <draw:text-box>
            <text:p text:style-name="P8"><text:span text:style-name="T1">2.5</text:span></text:p>
          </draw:text-box>
        </draw:frame>
        <draw:frame draw:style-name="gr41" draw:text-style-name="P9" draw:layer="layout" svg:width="2.54cm" svg:height="0.747cm" svg:x="14.996cm" svg:y="5.272cm">
          <draw:text-box>
            <text:p text:style-name="P8"><text:span text:style-name="T1">4.25</text:span></text:p>
          </draw:text-box>
        </draw:frame>
        <draw:frame draw:style-name="gr41" draw:text-style-name="P9" draw:layer="layout" svg:width="2.54cm" svg:height="0.747cm" svg:x="16.596cm" svg:y="12.172cm">
          <draw:text-box>
            <text:p text:style-name="P8"><text:span text:style-name="T1">2.5</text:span></text:p>
          </draw:text-box>
        </draw:frame>
        <draw:frame draw:style-name="gr41" draw:text-style-name="P9" draw:layer="layout" svg:width="2.54cm" svg:height="0.747cm" svg:x="14.996cm" svg:y="13.872cm">
          <draw:text-box>
            <text:p text:style-name="P8"><text:span text:style-name="T1">4.25</text:span></text:p>
          </draw:text-box>
        </draw:frame>
        <draw:frame draw:style-name="gr41" draw:text-style-name="P9" draw:layer="layout" svg:width="2.54cm" svg:height="0.747cm" svg:x="16.596cm" svg:y="13.872cm">
          <draw:text-box>
            <text:p text:style-name="P8"><text:span text:style-name="T1">1.75</text:span></text:p>
          </draw:text-box>
        </draw:frame>
        <presentation:notes draw:style-name="dp2">
          <draw:page-thumbnail draw:style-name="gr42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0-21">21.10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1</text:page-number>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68</meta:editing-cycles>
    <meta:creation-date>2017-01-08T13:57:27</meta:creation-date>
    <dc:date>2021-10-21T13:35:00.285353083</dc:date>
    <meta:editing-duration>PT4M51S</meta:editing-duration>
    <meta:generator>LibreOffice/6.4.3.2$Linux_X86_64 LibreOffice_project/40$Build-2</meta:generator>
    <meta:document-statistic meta:object-count="7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